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Test Case 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 student</text:p>
            <text:p>Details</text:p>
          </table:table-cell>
          <table:table-cell office:value-type="string" calcext:value-type="string">
            <text:p>Validate allocation</text:p>
            <text:p> Form</text:p>
          </table:table-cell>
          <table:table-cell office:value-type="string" calcext:value-type="string">
            <text:p><text:span text:style-name="T1">To allocate separate</text:span></text:p>
            <text:p><text:span text:style-name="T1">roll no for the students</text:span></text:p>
          </table:table-cell>
          <table:table-cell office:value-type="string" calcext:value-type="string">
            <text:p>Nothing entered and click</text:p>
            <text:p>Submit button</text:p>
          </table:table-cell>
          <table:table-cell office:value-type="string" calcext:value-type="string">
            <text:p>An error message</text:p>
            <text:p>“Student name cannot be equal</text:p>
            <text:p> To Null” must be displayed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eate faculty</text:p>
            <text:p>Details</text:p>
          </table:table-cell>
          <table:table-cell office:value-type="string" calcext:value-type="string">
            <text:p>Validate allocation <text:s/>Form</text:p>
          </table:table-cell>
          <table:table-cell office:value-type="string" calcext:value-type="string">
            <text:p><text:span text:style-name="T1">To allocate separate </text:span></text:p>
            <text:p><text:span text:style-name="T1">course,username,password</text:span></text:p>
            <text:p><text:span text:style-name="T1">For the faculty</text:span></text:p>
          </table:table-cell>
          <table:table-cell table:style-name="ce2" office:value-type="string" calcext:value-type="string">
            <text:p>Nothing entered and click</text:p>
            <text:p> Submit button</text:p>
          </table:table-cell>
          <table:table-cell table:style-name="ce2" office:value-type="string" calcext:value-type="string">
            <text:p>An error message “username,</text:p>
            <text:p>password cannot be equal  To Null”</text:p>
            <text:p> must be displayed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reate Time</text:p>
            <text:p>Table</text:p>
          </table:table-cell>
          <table:table-cell table:style-name="ce2" office:value-type="string" calcext:value-type="string">
            <text:p>Validate Time table form</text:p>
          </table:table-cell>
          <table:table-cell office:value-type="string" calcext:value-type="string">
            <text:p><text:span text:style-name="T1">To verify that data is </text:span></text:p>
            <text:p><text:span text:style-name="T1">Stored on database</text:span></text:p>
          </table:table-cell>
          <table:table-cell office:value-type="string" calcext:value-type="string">
            <text:p>Nothing entered and click</text:p>
            <text:p>  Submit button</text:p>
          </table:table-cell>
          <table:table-cell office:value-type="string" calcext:value-type="string">
            <text:p>An error message “Time table </text:p>
            <text:p>Cannot Be null” must be </text:p>
            <text:p>Displayed</text:p>
            <text:p/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heck details of all data</text:p>
          </table:table-cell>
          <table:table-cell table:style-name="Default" office:value-type="string" calcext:value-type="string">
            <text:p>To verify that data is  Stored</text:p>
            <text:p> on database</text:p>
          </table:table-cell>
          <table:table-cell office:value-type="string" calcext:value-type="string">
            <text:p>View/generate timetable</text:p>
          </table:table-cell>
          <table:table-cell office:value-type="string" calcext:value-type="string">
            <text:p>An error message “Null”</text:p>
            <text:p> Must be dis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31:03.243509060</meta:creation-date>
    <dc:date>2018-03-21T16:14:24.989436578</dc:date>
    <meta:editing-duration>PT7M44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